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f00"/>
    </style:style>
    <style:style style:name="T2" style:family="text">
      <style:text-properties fo:background-color="#b2b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omAss Note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Emails don't work, just print to console atm. There is a link to fleshing this out on part 8.</text:p>
      <text:p text:style-name="Standard"/>
      <text:p text:style-name="Standard">No confirmation upon successful booking submisson.</text:p>
      <text:p text:style-name="Standard"/>
      <text:p text:style-name="Standard">Members need a my room page.</text:p>
      <text:p text:style-name="Standard">To add preferences about guests.</text:p>
      <text:p text:style-name="Standard">To CRUD hosting events they've created</text:p>
      <text:p text:style-name="Standard">To CRUD availability events they've created</text:p>
      <text:p text:style-name="Standard">To CRUD occupancies in their own room</text:p>
      <text:p text:style-name="Standard"/>
      <text:p text:style-name="Standard"/>
      <text:p text:style-name="Standard">Is there a way to plug in a date range and find multiple rooms that will satisfy it?</text:p>
      <text:p text:style-name="Standard"/>
      <text:p text:style-name="Standard">NEED to link creator to booking event.</text:p>
      <text:p text:style-name="Standard"/>
      <text:p text:style-name="Standard">Perhaps limit booking to some number of months ahead, for some number of weeks total.</text:p>
      <text:p text:style-name="Standard"/>
      <text:p text:style-name="Standard">CREATION OF USERS / PERSONS / CHILDREN needs to be understood and finalized</text:p>
      <text:p text:style-name="Standard"/>
      <text:p text:style-name="Standard">how and when do events die?</text:p>
      <text:p text:style-name="Standard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/>
      <text:p text:style-name="Standard">AVAILABILITY – </text:p>
      <text:p text:style-name="Standard"><text:tab/>Submissions need date range checking</text:p>
      <text:p text:style-name="Standard"/>
      <text:p text:style-name="Standard">need to be able to adjust the date ranges</text:p>
      <text:p text:style-name="Standard">and check if they conflict with other availabilities?</text:p>
      <text:p text:style-name="Standard">need to merge availability events if they abut?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2T20:38:08.09</dc:date>
    <dc:creator>Trevor Pierson</dc:creator>
    <meta:editing-duration>P2DT21H50M55S</meta:editing-duration>
    <meta:editing-cycles>43</meta:editing-cycles>
    <meta:generator>OpenOffice/4.1.13$Win32 OpenOffice.org_project/4113m1$Build-9810</meta:generator>
    <meta:document-statistic meta:table-count="0" meta:image-count="0" meta:object-count="0" meta:page-count="1" meta:paragraph-count="27" meta:word-count="245" meta:character-count="1382"/>
  </office:meta>
</office:document-meta>
</file>